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1383"/>
    </style:style>
    <style:style style:name="P2" style:family="paragraph" style:parent-style-name="Standard">
      <style:paragraph-properties fo:text-align="start" style:justify-single-word="false"/>
      <style:text-properties officeooo:paragraph-rsid="000e8c5f"/>
    </style:style>
    <style:style style:name="P3" style:family="paragraph" style:parent-style-name="Standard">
      <style:paragraph-properties fo:text-align="start" style:justify-single-word="false"/>
      <style:text-properties officeooo:paragraph-rsid="0013113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1383" officeooo:paragraph-rsid="000c138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1835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bold" officeooo:rsid="00190fc5" officeooo:paragraph-rsid="00190fc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19ab65" style:font-weight-asian="bold" style:font-weight-complex="bold"/>
    </style:style>
    <style:style style:name="P9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147799" officeooo:paragraph-rsid="00147799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d19f7"/>
    </style:style>
    <style:style style:name="P11" style:family="paragraph" style:parent-style-name="Standard" style:list-style-name="L6">
      <style:paragraph-properties fo:text-align="start" style:justify-single-word="false"/>
      <style:text-properties officeooo:paragraph-rsid="000e8c5f"/>
    </style:style>
    <style:style style:name="P12" style:family="paragraph" style:parent-style-name="Standard">
      <style:paragraph-properties fo:text-align="start" style:justify-single-word="false"/>
      <style:text-properties officeooo:paragraph-rsid="001f1163"/>
    </style:style>
    <style:style style:name="P13" style:family="paragraph" style:parent-style-name="Standard">
      <style:paragraph-properties fo:text-align="start" style:justify-single-word="false"/>
      <style:text-properties officeooo:paragraph-rsid="0020d63a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2pt" fo:font-weight="bold" officeooo:rsid="000c1383" officeooo:paragraph-rsid="000c1383" style:font-size-asian="22pt" style:font-weight-asian="bold" style:font-size-complex="2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weight="bold" officeooo:rsid="000c1383" officeooo:paragraph-rsid="000c1383" style:font-size-asian="12.25pt" style:font-weight-asian="bold" style:font-size-complex="14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c1383" officeooo:paragraph-rsid="000c1383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c1383" officeooo:paragraph-rsid="000dc73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1383" officeooo:paragraph-rsid="001f1163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04e87" officeooo:paragraph-rsid="00104e87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f1163" officeooo:paragraph-rsid="001f116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8c5f" officeooo:paragraph-rsid="000e8c5f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13113d" officeooo:paragraph-rsid="0013113d"/>
    </style:style>
    <style:style style:name="P24" style:family="paragraph" style:parent-style-name="Standard" style:list-style-name="L7">
      <style:paragraph-properties fo:text-align="start" style:justify-single-word="false"/>
      <style:text-properties officeooo:rsid="0013b51f" officeooo:paragraph-rsid="0013b51f"/>
    </style:style>
    <style:style style:name="P25" style:family="paragraph" style:parent-style-name="Standard" style:list-style-name="L7">
      <style:paragraph-properties fo:text-align="start" style:justify-single-word="false"/>
      <style:text-properties officeooo:rsid="00147799" officeooo:paragraph-rsid="00147799"/>
    </style:style>
    <style:style style:name="P26" style:family="paragraph" style:parent-style-name="Standard" style:list-style-name="L7">
      <style:paragraph-properties fo:text-align="start" style:justify-single-word="false"/>
      <style:text-properties officeooo:rsid="00183533" officeooo:paragraph-rsid="00183533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Courier New" fo:font-weight="bold" officeooo:rsid="00183533" officeooo:paragraph-rsid="00183533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ourier New" fo:font-weight="bold" officeooo:rsid="00183533" officeooo:paragraph-rsid="0024c727" style:font-weight-asian="bold" style:font-weight-complex="bold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Courier New" fo:font-weight="bold" officeooo:rsid="0023bf59" officeooo:paragraph-rsid="0023bf5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ourier New" fo:font-weight="bold" officeooo:rsid="0024c727" officeooo:paragraph-rsid="0024c72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ourier New" fo:font-weight="bold" officeooo:rsid="0019ab65" officeooo:paragraph-rsid="0024c727" style:font-weight-asian="bold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officeooo:rsid="0020d63a" officeooo:paragraph-rsid="0020d63a"/>
    </style:style>
    <style:style style:name="P33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2359f6" officeooo:paragraph-rsid="002359f6" style:font-size-asian="12pt" style:font-weight-asian="bold" style:font-size-complex="12pt" style:font-weight-complex="bold"/>
    </style:style>
    <style:style style:name="T1" style:family="text">
      <style:text-properties fo:font-size="22pt" fo:font-weight="bold" officeooo:rsid="000c1383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d19f7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1163" style:font-weight-asian="bold" style:font-weight-complex="bold"/>
    </style:style>
    <style:style style:name="T5" style:family="text">
      <style:text-properties fo:font-size="14pt" style:text-underline-style="none" fo:font-weight="normal" officeooo:rsid="000c1383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e8c5f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1e34f6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bold" officeooo:rsid="001f1163" style:font-size-asian="14pt" style:font-weight-asian="bold" style:font-size-complex="14pt" style:font-weight-complex="bold"/>
    </style:style>
    <style:style style:name="T9" style:family="text">
      <style:text-properties officeooo:rsid="001126b4"/>
    </style:style>
    <style:style style:name="T10" style:family="text">
      <style:text-properties officeooo:rsid="00190fc5"/>
    </style:style>
    <style:style style:name="T11" style:family="text">
      <style:text-properties officeooo:rsid="001f1163"/>
    </style:style>
    <style:style style:name="T12" style:family="text">
      <style:text-properties officeooo:rsid="00223c76"/>
    </style:style>
    <style:style style:name="T13" style:family="text">
      <style:text-properties officeooo:rsid="0023bf59"/>
    </style:style>
    <style:style style:name="T14" style:family="text">
      <style:text-properties officeooo:rsid="0024c727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68124593574915048" text:style-name="L1">
        <text:list-item>
          <text:p text:style-name="P10"><text:span text:style-name="T2">Procedure QuickSort_Ricorsivo</text:span><text:span text:style-name="T1"> -Documentazione</text:span></text:p>
          <text:p text:style-name="P14"/>
          <text:p text:style-name="P14"/>
        </text:list-item>
      </text:list>
      <text:list xml:id="list1192916220933045535" text:style-name="L2">
        <text:list-item>
          <text:p text:style-name="P15">Scopo</text:p>
        </text:list-item>
      </text:list>
      <text:p text:style-name="P1"><text:span text:style-name="T5"><text:tab/><text:tab/></text:span><text:span text:style-name="T7">Ordinare un Array di integer tramite l'algoritmo di QuickSort</text:span></text:p>
      <text:p text:style-name="P5"/>
      <text:list xml:id="list124904360256121" text:continue-numbering="true" text:style-name="L2">
        <text:list-item>
          <text:p text:style-name="P16"><text:span text:style-name="T3">Specifiche</text:span> </text:p>
        </text:list-item>
      </text:list>
      <text:p text:style-name="P18"><text:span text:style-name="T3"><text:tab/><text:tab/></text:span><text:span text:style-name="T4">void QuickSort_Ricorsivo (int Array[] , int Inizio , int Fine)</text:span></text:p>
      <text:p text:style-name="P4"/>
      <text:list xml:id="list4918339855152747895" text:style-name="L3">
        <text:list-item>
          <text:p text:style-name="P22">Descrizione </text:p>
        </text:list-item>
      </text:list>
      <text:p text:style-name="P4"><text:tab/><text:tab/></text:p>
      <text:list xml:id="list8177289220239523207" text:style-name="L4">
        <text:list-item>
          <text:p text:style-name="P17">Background del problema</text:p>
          <text:list>
            <text:list-header>
              <text:p text:style-name="P20">Avendo un Array NON ordinato, ci preoccupiamo di ordinarlo tramite il metodo del QuickSort</text:p>
            </text:list-header>
          </text:list>
        </text:list-item>
      </text:list>
      <text:p text:style-name="P21"/>
      <text:list xml:id="list7563137559847736459" text:style-name="L5">
        <text:list-item>
          <text:p text:style-name="P19">Riferimenti bibliografici</text:p>
          <text:p text:style-name="P19"/>
        </text:list-item>
      </text:list>
      <text:p text:style-name="P2"><text:span text:style-name="T6"><text:tab/><text:tab/></text:span>A. Murli, G. Laccetti, et al., Laboratorio di Programmazione I Liguori 2003 </text:p>
      <text:p text:style-name="P2"/>
      <text:list xml:id="list412561536409141771" text:style-name="L6">
        <text:list-item>
          <text:p text:style-name="P11">Lista dei parametri </text:p>
        </text:list-item>
      </text:list>
      <text:p text:style-name="P12"><text:tab/><text:tab/><text:span text:style-name="T9">Array <text:s text:c="13"/></text:span><text:span text:style-name="T8">Array </text:span><text:span text:style-name="T9"><text:s/>: Array che verrà ordinato</text:span></text:p>
      <text:p text:style-name="P12"><text:tab/><text:tab/><text:span text:style-name="T11">Integer <text:tab/></text:span><text:span text:style-name="T8">Inizio</text:span><text:span text:style-name="T11"><text:tab/> <text:s/>: Contiene il valore del limite inferiore del nostro Array</text:span></text:p>
      <text:p text:style-name="P13"><text:tab/><text:tab/><text:span text:style-name="T11">Integer <text:tab/></text:span><text:span text:style-name="T8">Fine</text:span><text:span text:style-name="T11"><text:tab/> <text:s/>: Contiene il valore del limite superiore del nostro Array</text:span></text:p>
      <text:p text:style-name="P3"/>
      <text:list xml:id="list6713949110432258623" text:style-name="L7">
        <text:list-item>
          <text:p text:style-name="P23">Indicatore di errore</text:p>
          <text:list>
            <text:list-item>
              <text:list>
                <text:list-header>
                  <text:p text:style-name="P24">Nessuno</text:p>
                </text:list-header>
              </text:list>
            </text:list-item>
          </text:list>
        </text:list-item>
        <text:list-item>
          <text:p text:style-name="P24">Procedure ausiliarie</text:p>
          <text:list>
            <text:list-item>
              <text:list>
                <text:list-header>
                  <text:p text:style-name="P32">Scambia_Array_int(Array,I,J)</text:p>
                  <text:p text:style-name="P32">*Ottenuti 2 indici scambia i loro valori nel Array*</text:p>
                </text:list-header>
              </text:list>
            </text:list-item>
          </text:list>
        </text:list-item>
        <text:list-item>
          <text:p text:style-name="P24">Raccomandazioni d`uso</text:p>
          <text:list>
            <text:list-item>
              <text:list>
                <text:list-header>
                  <text:p text:style-name="P24">Nessuno</text:p>
                </text:list-header>
              </text:list>
            </text:list-item>
          </text:list>
        </text:list-item>
        <text:list-item>
          <text:p text:style-name="P24">Accuratezza fornita</text:p>
          <text:list>
            <text:list-item>
              <text:list>
                <text:list-header>
                  <text:p text:style-name="P24">Dipende dalla accuratezza del sistema <text:span text:style-name="T12">integer</text:span> fornito</text:p>
                </text:list-header>
              </text:list>
            </text:list-item>
          </text:list>
        </text:list-item>
        <text:list-item>
          <text:p text:style-name="P24">Esempio d`uso</text:p>
          <text:list>
            <text:list-item>
              <text:p text:style-name="P25">Programma chiamante</text:p>
            </text:list-item>
          </text:list>
        </text:list-item>
      </text:list>
      <text:p text:style-name="P33">#include "Console.h"</text:p>
      <text:p text:style-name="P33">#include "Ordinamenti.h"</text:p>
      <text:p text:style-name="P33"/>
      <text:p text:style-name="P33">using namespace std;</text:p>
      <text:p text:style-name="P33"/>
      <text:p text:style-name="P33">/*===================================================================================================</text:p>
      <text:p text:style-name="P33"/>
      <text:p text:style-name="P33">Autore <text:s/><text:tab/> <text:s text:c="3"/>: Carmine Cuofano<text:tab/><text:tab/><text:tab/><text:tab/><text:tab/><text:tab/><text:tab/><text:tab/><text:tab/><text:tab/><text:tab/>Matricola: N86001700</text:p>
      <text:p text:style-name="P33"><text:soft-page-break/>Programma <text:s text:c="2"/><text:tab/>: QuickSort</text:p>
      <text:p text:style-name="P33">Data <text:s text:c="3"/><text:tab/><text:tab/>: 17/05/2015</text:p>
      <text:p text:style-name="P33"/>
      <text:p text:style-name="P33">-----------------------------------------------------------------------------------------------------*/</text:p>
      <text:p text:style-name="P33"/>
      <text:p text:style-name="P33">main()</text:p>
      <text:p text:style-name="P33">{</text:p>
      <text:p text:style-name="P33"><text:s text:c="4"/>int Tasto,</text:p>
      <text:p text:style-name="P33"><text:s text:c="8"/>Da,</text:p>
      <text:p text:style-name="P33"><text:s text:c="8"/>A,</text:p>
      <text:p text:style-name="P33"><text:s text:c="8"/>N,</text:p>
      <text:p text:style-name="P33"><text:s text:c="8"/>*Array;</text:p>
      <text:p text:style-name="P33"/>
      <text:p text:style-name="P33"><text:s text:c="4"/>do</text:p>
      <text:p text:style-name="P33"><text:s text:c="4"/>{</text:p>
      <text:p text:style-name="P33"><text:s text:c="8"/>//Pulisco lo schermo -Win/Linux-</text:p>
      <text:p text:style-name="P33"><text:s text:c="8"/>system(CLEAR);</text:p>
      <text:p text:style-name="P33"/>
      <text:p text:style-name="P33"><text:s text:c="8"/>//Title</text:p>
      <text:p text:style-name="P33"><text:s text:c="8"/>cout &lt;&lt; "QuickSort \n\n";</text:p>
      <text:p text:style-name="P33"/>
      <text:p text:style-name="P33"><text:s text:c="8"/>//Stampo il menu`</text:p>
      <text:p text:style-name="P33"><text:s text:c="8"/>cout &lt;&lt; "\t1 - Genera Vettore Random\n";</text:p>
      <text:p text:style-name="P33"><text:s text:c="8"/>cout &lt;&lt; "\t2 - Ordina tramite QuickSort\n";</text:p>
      <text:p text:style-name="P33"><text:s text:c="8"/>cout &lt;&lt; "\nESC to exit";</text:p>
      <text:p text:style-name="P33"/>
      <text:p text:style-name="P33"><text:s text:c="8"/>//Menu`</text:p>
      <text:p text:style-name="P33"><text:s text:c="8"/>Tasto = _getch();</text:p>
      <text:p text:style-name="P33"><text:s text:c="8"/>switch(Tasto)</text:p>
      <text:p text:style-name="P33"><text:s text:c="8"/>{</text:p>
      <text:p text:style-name="P33"><text:s text:c="12"/>case '1' ://Genera Random</text:p>
      <text:p text:style-name="P33"><text:s text:c="16"/>system(CLEAR);</text:p>
      <text:p text:style-name="P33"><text:s text:c="16"/>cout &lt;&lt; "Definisci la grandezza del Array da generare: ";</text:p>
      <text:p text:style-name="P33"><text:s text:c="16"/>cin &gt;&gt; N;</text:p>
      <text:p text:style-name="P33"><text:s text:c="16"/>//Alloco l'Array dinamicamente</text:p>
      <text:p text:style-name="P33"><text:s text:c="16"/>Array = new int[N];</text:p>
      <text:p text:style-name="P33"><text:s text:c="16"/>cout &lt;&lt; "Minimo valore generabile: ";</text:p>
      <text:p text:style-name="P33"><text:s text:c="16"/>cin &gt;&gt; Da;</text:p>
      <text:p text:style-name="P33"><text:s text:c="16"/>cout &lt;&lt; "Massimo valore generabile: ";</text:p>
      <text:p text:style-name="P33"><text:s text:c="16"/>cin &gt;&gt; A;</text:p>
      <text:p text:style-name="P33"><text:s text:c="16"/>Array_Random_Int (Array, N, Da, A);</text:p>
      <text:p text:style-name="P33"><text:s text:c="16"/>cout &lt;&lt; "Array Generato";</text:p>
      <text:p text:style-name="P33"><text:s text:c="16"/>Stampa_Array_int (Array, N);</text:p>
      <text:p text:style-name="P33"><text:s text:c="16"/>_getch();</text:p>
      <text:p text:style-name="P33"><text:s text:c="16"/>break;</text:p>
      <text:p text:style-name="P33"><text:s text:c="12"/>case '2' :</text:p>
      <text:p text:style-name="P33"><text:s text:c="16"/>system(CLEAR);</text:p>
      <text:p text:style-name="P33"><text:s text:c="16"/>cout &lt;&lt; "Array prima del'ordinamento:\n";</text:p>
      <text:p text:style-name="P33"><text:s text:c="16"/>Stampa_Array_int (Array, N);</text:p>
      <text:p text:style-name="P33"><text:s text:c="16"/>QuickSort_Ricorsivo (Array, 0, N);</text:p>
      <text:p text:style-name="P33"><text:s text:c="16"/>cout &lt;&lt; "\nArray dopo l'ordinamento:\n";</text:p>
      <text:p text:style-name="P33"><text:soft-page-break/><text:s text:c="16"/>Stampa_Array_int (Array, N);</text:p>
      <text:p text:style-name="P33"><text:s text:c="16"/>_getch();</text:p>
      <text:p text:style-name="P33"><text:s text:c="16"/>break;</text:p>
      <text:p text:style-name="P33"><text:s text:c="8"/>}</text:p>
      <text:p text:style-name="P33"><text:s text:c="4"/>}</text:p>
      <text:p text:style-name="P33"><text:s text:c="4"/>while(Tasto != ESC);</text:p>
      <text:p text:style-name="P33">}</text:p>
      <text:p text:style-name="P33"/>
      <text:p text:style-name="P33">#include "Ordinamenti.cpp"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4903135386978" text:continue-numbering="true" text:style-name="L7">
        <text:list-item>
          <text:p text:style-name="P24">Esempio d`esecuzione</text:p>
          <text:p text:style-name="P26"/>
          <text:p text:style-name="P29">QuickSort</text:p>
          <text:p text:style-name="P29"/>
          <text:p text:style-name="P29"><text:s text:c="8"/>1 - Genera Vettore Random</text:p>
          <text:p text:style-name="P29"><text:s text:c="8"/>2 - Ordina tramite QuickSort</text:p>
          <text:p text:style-name="P29"/>
          <text:p text:style-name="P29">ESC to exit</text:p>
          <text:p text:style-name="P27"/>
        </text:list-item>
      </text:list>
      <text:p text:style-name="P7">======================================================</text:p>
      <text:p text:style-name="P6"><text:s/>- <text:span text:style-name="T13">1</text:span></text:p>
      <text:p text:style-name="P28"><text:tab/><text:span text:style-name="T14">Definisci la grandezza del Array da generare: 10</text:span></text:p>
      <text:p text:style-name="P30"><text:tab/>Minimo valore generabile: 1</text:p>
      <text:p text:style-name="P30"><text:tab/>Massimo valore generabile: 30</text:p>
      <text:p text:style-name="P30"><text:tab/>Array Generato</text:p>
      <text:p text:style-name="P7"/>
      <text:p text:style-name="P7">======================================================</text:p>
      <text:p text:style-name="P7"/>
      <text:p text:style-name="P31"><text:tab/><text:span text:style-name="T14">Array prima del'ordinamento:</text:span></text:p>
      <text:p text:style-name="P30">7 <text:s text:c="6"/>16 <text:s text:c="5"/>17 <text:s text:c="5"/>17 <text:s text:c="5"/>1 <text:s text:c="6"/>15 <text:s text:c="5"/>28 <text:s text:c="5"/>15 <text:s text:c="5"/>13 <text:s text:c="5"/>21</text:p>
      <text:p text:style-name="P30"/>
      <text:p text:style-name="P30">Array dopo l'ordinamento:</text:p>
      <text:p text:style-name="P30">1 <text:s text:c="6"/>7 <text:s text:c="6"/>13 <text:s text:c="5"/>15 <text:s text:c="5"/>15 <text:s text:c="5"/>16 <text:s text:c="5"/>17 <text:s text:c="5"/>17 <text:s text:c="5"/>21 <text:s text:c="5"/>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65cm" fo:margin-right="0.54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36S</meta:editing-duration>
    <meta:editing-cycles>21</meta:editing-cycles>
    <meta:generator>LibreOffice/4.4.2.2$Windows_x86 LibreOffice_project/c4c7d32d0d49397cad38d62472b0bc8acff48dd6</meta:generator>
    <dc:date>2015-05-18T12:49:02.967000000</dc:date>
    <meta:document-statistic meta:table-count="0" meta:image-count="0" meta:object-count="0" meta:page-count="3" meta:paragraph-count="107" meta:word-count="377" meta:character-count="3271" meta:non-whitespace-character-count="2314"/>
    <meta:user-defined meta:name="Info 1"/>
    <meta:user-defined meta:name="Info 2"/>
    <meta:user-defined meta:name="Info 3"/>
    <meta:user-defined meta:name="Info 4"/>
  </office:meta>
</office:document-meta>
</file>